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5acb" officeooo:paragraph-rsid="00065acb"/>
    </style:style>
    <style:style style:name="P2" style:family="paragraph" style:parent-style-name="Standard">
      <style:paragraph-properties fo:text-align="center" style:justify-single-word="false"/>
      <style:text-properties officeooo:rsid="00065acb" officeooo:paragraph-rsid="00065acb"/>
    </style:style>
    <style:style style:name="P3" style:family="paragraph" style:parent-style-name="Standard">
      <style:paragraph-properties fo:text-align="end" style:justify-single-word="false"/>
      <style:text-properties officeooo:rsid="00065acb" officeooo:paragraph-rsid="00065acb"/>
    </style:style>
    <style:style style:name="P4" style:family="paragraph" style:parent-style-name="Standard">
      <style:text-properties fo:font-weight="bold" officeooo:rsid="00065acb" officeooo:paragraph-rsid="00065acb" style:font-weight-asian="bold" style:font-weight-complex="bold"/>
    </style:style>
    <style:style style:name="P5" style:family="paragraph" style:parent-style-name="Standard">
      <style:text-properties fo:font-style="italic" officeooo:rsid="00065acb" officeooo:paragraph-rsid="00065acb" style:font-style-asian="italic" style:font-style-complex="italic"/>
    </style:style>
    <style:style style:name="P6" style:family="paragraph" style:parent-style-name="Standard">
      <style:text-properties style:text-underline-style="solid" style:text-underline-width="auto" style:text-underline-color="font-color" officeooo:rsid="00065acb" officeooo:paragraph-rsid="00065acb"/>
    </style:style>
    <style:style style:name="P7" style:family="paragraph" style:parent-style-name="Standard">
      <style:paragraph-properties fo:text-align="center" style:justify-single-word="false"/>
      <style:text-properties fo:font-size="18pt" officeooo:rsid="00065acb" officeooo:paragraph-rsid="00065acb" style:font-size-asian="18pt" style:font-size-complex="18pt"/>
    </style:style>
    <style:style style:name="P8" style:family="paragraph" style:parent-style-name="Standard">
      <style:text-properties fo:font-size="24pt" officeooo:rsid="00065acb" officeooo:paragraph-rsid="00065acb" style:font-size-asian="24pt" style:font-size-complex="24pt"/>
    </style:style>
    <style:style style:name="P9" style:family="paragraph" style:parent-style-name="Standard">
      <style:text-properties officeooo:rsid="00065acb" officeooo:paragraph-rsid="00065a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mple OpenOffice Document</text:p>
      <text:p text:style-name="P1">Normal</text:p>
      <text:p text:style-name="P4">Bold</text:p>
      <text:p text:style-name="P5">Italic</text:p>
      <text:p text:style-name="P6">Underline</text:p>
      <text:p text:style-name="P2">This paragraph is centered.</text:p>
      <text:p text:style-name="P3">This paragraph is right justified.</text:p>
      <text:p text:style-name="P1">This paragraph is left justified.</text:p>
      <text:p text:style-name="P1">This paragraph has a <text:span text:style-name="T3">word</text:span> with all the basic formatting.</text:p>
      <text:p text:style-name="P1">This <text:span text:style-name="T4">paragraph</text:span> has <text:span text:style-name="T2">different</text:span> words with <text:span text:style-name="T1">various</text:span> styles.</text:p>
      <text:p text:style-name="P8">This paragraph is at 24 points.</text:p>
      <text:p text:style-name="P1">This paragraph has a <text:span text:style-name="T5">word</text:span> at 18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02:50:55.455824412</meta:creation-date>
    <dc:date>2014-04-30T03:26:13.965605144</dc:date>
    <meta:editing-duration>PT2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12" meta:word-count="53" meta:character-count="326" meta:non-whitespace-character-count="285"/>
  </office:meta>
</office:document-meta>
</file>